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writing-mode="lr-tb"/>
    </style:style>
    <style:style style:name="P2" style:family="paragraph" style:parent-style-name="Text_20_body">
      <style:paragraph-properties style:writing-mode="lr-tb"/>
      <style:text-properties fo:font-size="10pt"/>
    </style:style>
    <style:style style:name="P3" style:family="paragraph" style:parent-style-name="Text_20_body">
      <style:paragraph-properties style:writing-mode="lr-tb"/>
      <style:text-properties fo:font-size="10pt" officeooo:paragraph-rsid="0010b5cf"/>
    </style:style>
    <style:style style:name="P4" style:family="paragraph" style:parent-style-name="Text_20_body" style:list-style-name="L1">
      <style:paragraph-properties style:writing-mode="lr-tb"/>
      <style:text-properties fo:font-size="10pt"/>
    </style:style>
    <style:style style:name="P5" style:family="paragraph" style:parent-style-name="Text_20_body" style:list-style-name="L1">
      <style:paragraph-properties style:writing-mode="lr-tb"/>
      <style:text-properties fo:font-size="10pt" officeooo:paragraph-rsid="0010b5cf"/>
    </style:style>
    <style:style style:name="P6" style:family="paragraph" style:parent-style-name="Text_20_body" style:list-style-name="L1">
      <style:paragraph-properties style:writing-mode="lr-tb"/>
      <style:text-properties fo:font-size="10pt" officeooo:paragraph-rsid="0011ba9c"/>
    </style:style>
    <style:style style:name="P7" style:family="paragraph" style:parent-style-name="Text_20_body">
      <style:paragraph-properties style:writing-mode="lr-tb"/>
      <style:text-properties fo:font-size="10pt" fo:font-weight="bold" style:font-weight-asian="bold" style:font-weight-complex="bold"/>
    </style:style>
    <style:style style:name="P8" style:family="paragraph" style:parent-style-name="Text_20_body">
      <style:paragraph-properties style:writing-mode="lr-tb"/>
      <style:text-properties fo:font-size="10pt" fo:font-weight="bold" officeooo:paragraph-rsid="0010b5cf" style:font-weight-asian="bold" style:font-weight-complex="bold"/>
    </style:style>
    <style:style style:name="P9" style:family="paragraph" style:parent-style-name="Text_20_body" style:list-style-name="L2">
      <style:paragraph-properties style:writing-mode="lr-tb"/>
      <style:text-properties fo:font-size="10pt"/>
    </style:style>
    <style:style style:name="P10" style:family="paragraph" style:parent-style-name="Text_20_body" style:list-style-name="L3">
      <style:paragraph-properties style:writing-mode="lr-tb"/>
      <style:text-properties fo:font-size="10pt"/>
    </style:style>
    <style:style style:name="P11" style:family="paragraph" style:parent-style-name="Text_20_body" style:list-style-name="L4">
      <style:paragraph-properties style:writing-mode="lr-tb"/>
      <style:text-properties fo:font-size="10pt"/>
    </style:style>
    <style:style style:name="P12" style:family="paragraph" style:parent-style-name="Text_20_body" style:list-style-name="L5">
      <style:paragraph-properties style:writing-mode="lr-tb"/>
      <style:text-properties fo:font-size="10pt"/>
    </style:style>
    <style:style style:name="P13" style:family="paragraph" style:parent-style-name="Text_20_body">
      <style:paragraph-properties style:writing-mode="lr-tb"/>
      <style:text-properties fo:font-size="10pt" officeooo:paragraph-rsid="0011ba9c"/>
    </style:style>
    <style:style style:name="P14" style:family="paragraph" style:parent-style-name="Text_20_body" style:list-style-name="L6">
      <style:paragraph-properties style:writing-mode="lr-tb"/>
      <style:text-properties fo:font-size="10pt"/>
    </style:style>
    <style:style style:name="P15" style:family="paragraph" style:parent-style-name="Text_20_body">
      <style:paragraph-properties style:writing-mode="lr-tb"/>
      <style:text-properties fo:font-size="10pt" officeooo:paragraph-rsid="00133394"/>
    </style:style>
    <style:style style:name="P16" style:family="paragraph" style:parent-style-name="Text_20_body" style:list-style-name="L1">
      <style:paragraph-properties style:writing-mode="lr-tb"/>
    </style:style>
    <style:style style:name="P17" style:family="paragraph" style:parent-style-name="Text_20_body">
      <style:paragraph-properties style:writing-mode="lr-tb"/>
      <style:text-properties fo:color="#c9211e" fo:font-size="10pt" fo:font-weight="bold" officeooo:paragraph-rsid="0010b5cf" style:font-weight-asian="bold" style:font-weight-complex="bold"/>
    </style:style>
    <style:style style:name="P18" style:family="paragraph" style:parent-style-name="Text_20_body">
      <style:paragraph-properties fo:break-before="page" style:writing-mode="lr-tb"/>
      <style:text-properties fo:font-size="10pt"/>
    </style:style>
    <style:style style:name="T1" style:family="text">
      <style:text-properties officeooo:rsid="0010b5cf"/>
    </style:style>
    <style:style style:name="T2" style:family="text">
      <style:text-properties fo:font-size="10pt"/>
    </style:style>
    <style:style style:name="T3" style:family="text">
      <style:text-properties officeooo:rsid="0011ba9c"/>
    </style:style>
    <style:style style:name="T4" style:family="text">
      <style:text-properties officeooo:rsid="00133394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allo "Die fünf kranken Schwestern"-Team,</text:p>
      <text:p text:style-name="P2">hier meine Anmerkungen zur 1. Abgabe ihres Entwurfs:</text:p>
      <text:p text:style-name="P7">Klassendiagramm:</text:p>
      <text:p text:style-name="P3">================</text:p>
      <text:p text:style-name="P8">Allgemein:</text:p>
      <text:list xml:id="list2298013630" text:style-name="L1">
        <text:list-item>
          <text:p text:style-name="P6">Die Klassen sind größtenteils leer?</text:p>
        </text:list-item>
        <text:list-item>
          <text:p text:style-name="P4">Bitte markieren Sie alle Klassen als Java-Objekte.</text:p>
        </text:list-item>
        <text:list-item>
          <text:p text:style-name="P4">Wozu dienen die Interfaces?</text:p>
        </text:list-item>
        <text:list-item>
          <text:p text:style-name="P5">Wo werden welche Programmdaten verwaltet?</text:p>
        </text:list-item>
      </text:list>
      <text:p text:style-name="P17">Es fehlen überall notwendige Attribute (Spielfeld, Zellen, Einstellungen, ...)!</text:p>
      <text:list xml:id="list151241523289865" text:continue-numbering="true" text:style-name="L1">
        <text:list-item>
          <text:p text:style-name="P4">Wie hängen die Klassen zusammen? Wo werden Objekte der Klassen verwendet?</text:p>
        </text:list-item>
        <text:list-item>
          <text:p text:style-name="P5">Es fehlen Methoden, welche die im Pflichtenheft aufgeführten Produktfunktionen realisieren! Wo wird welche Funktion durch eine Methode realisiert?</text:p>
        </text:list-item>
        <text:list-item>
          <text:p text:style-name="P4">Es fehlen große Teile der Benutzerschnittstelle!</text:p>
        </text:list-item>
        <text:list-item>
          <text:p text:style-name="P5">Legen Sie in den geeigneten Klassen Attribute für die notwendigen GUI-Elemente (Fen<text:span text:style-name="T1">st</text:span>er, Dialoge, ...) an.</text:p>
        </text:list-item>
        <text:list-item>
          <text:p text:style-name="P16"><text:span text:style-name="T2">Lesen Sie dazu weiter unten bei "Generelle Hinweise".</text:span></text:p>
        </text:list-item>
      </text:list>
      <text:p text:style-name="P7">Klasse "Verarbeitung"</text:p>
      <text:list xml:id="list3031742065" text:style-name="L2">
        <text:list-item>
          <text:p text:style-name="P9"><text:span text:style-name="T3">I</text:span><text:span text:style-name="T4">n </text:span>der Beschreibung steht  "Verarbeitet so ziemlich ALLES. Alle Methoden von irgendwelchen Panels sind hier drin."</text:p>
        </text:list-item>
        <text:list-item>
          <text:p text:style-name="P9">Aber wo sind die Methoden?</text:p>
        </text:list-item>
      </text:list>
      <text:p text:style-name="P7">Weitere Klassen/Interfaces: </text:p>
      <text:list xml:id="list151242046091213" text:continue-numbering="true" text:style-name="L2">
        <text:list-item>
          <text:p text:style-name="P9">- Leider sind die Klassen leer…</text:p>
        </text:list-item>
      </text:list>
      <text:p text:style-name="P2"/>
      <text:p text:style-name="P18"/>
      <text:p text:style-name="P7">Generelle Hinweise:</text:p>
      <text:p text:style-name="P2">===================</text:p>
      <text:p text:style-name="P2">Erstellen Sie Klassendiagramme für Seiende (Objekte, die in ihrer Anwendung handeln oder behandelt werden sollen).</text:p>
      <text:p text:style-name="P2">Wählen Sie sinnvolle Namen (Bezeichner) für Klassen, Attribute, Methoden</text:p>
      <text:p text:style-name="P2">Beachten Sie die Java Coding Conventions für Bezeichner:</text:p>
      <text:p text:style-name="P2">Klassennamen/Interfacenamen: Nur erster Buchstabe groß (z.B. "Geschichtenbuch")</text:p>
      <text:p text:style-name="P2">Attributnamen: ganz in Kleinbuchstaben (z.B. "geschichtsname")</text:p>
      <text:p text:style-name="P2">Methodennamen: erster Buchstabe klein. Dann jeder erster Buchstabe eines weiteren </text:p>
      <text:p text:style-name="P2">Namensbestandteils groß, sonst alles klein geschrieben (z.B. 'liesGeschichteVor()')</text:p>
      <text:p text:style-name="P2">- Statten Sie die Klassen zuerst mit den öffentlichen Methoden und Attributen aus, </text:p>
      <text:p text:style-name="P2">die die vereinbarten Funktionen realisieren.</text:p>
      <text:p text:style-name="P2">- Erst danach mit private Methoden und Attribute.</text:p>
      <text:p text:style-name="P2">- Sehen Sie Konstruktor-Methoden für jede Klasse vor. </text:p>
      <text:p text:style-name="P2">Diese können übergebene Parameter verwenden, um die Attribute des erzeugten </text:p>
      <text:p text:style-name="P2">Objekts sinnvoll zu initialisieren.</text:p>
      <text:p text:style-name="P2">- Jede Klasse sollte eine Methode </text:p>
      <text:p text:style-name="P2">public String toString() </text:p>
      <text:p text:style-name="P2">  haben, die ein Klassenobjekt textuell beschreibt. Die Implementierung könnte etwa </text:p>
      <text:p text:style-name="P2">  so aussehen:</text:p>
      <text:p text:style-name="P2">  public class Mensch {</text:p>
      <text:p text:style-name="P2">    public String vorname;</text:p>
      <text:p text:style-name="P2">    public String nachname;</text:p>
      <text:p text:style-name="P2"/>
      <text:p text:style-name="P2">    @Override</text:p>
      <text:p text:style-name="P2">    public String toString() {</text:p>
      <text:p text:style-name="P2">        return "Mensch [vorname=" + vorname + ", nachname=" + nachname + "]";</text:p>
      <text:p text:style-name="P2">    }</text:p>
      <text:p text:style-name="P2">  } </text:p>
      <text:p text:style-name="P18"/>
      <text:p text:style-name="P15">Enthält eine Klasse Attribute vom Typ einer anderen Klasse, so kann man deren </text:p>
      <text:p text:style-name="P15">toString()-Methode </text:p>
      <text:p text:style-name="P2">aufrufen, um den Attributwert innerhalb der eigenen toString()-Methode auszugeben.</text:p>
      <text:p text:style-name="P15">- Jedes Attribut muss einen Typ haben, jede Methode eine Signatur (Typangaben zu Parametern und Typ des Rückgabewerts [oder "void"]).</text:p>
      <text:p text:style-name="P2">- Verwenden Sie abstrakte Klassen, Vererbung und Interfaces, wo dies vorteilhaft erscheint.</text:p>
      <text:p text:style-name="P2">- Verwenden Sie Assoziationen, um Kompositionen, Aggregationen und andere Beziehungen zwischen Klassen auszudrücken. Wenn eine Klasse Objekte anderer Klassen verwendet, denken Sie an die Benutzt-Beziehung.</text:p>
      <text:p text:style-name="P2">- Wo werden welche erforderlichen Objekte erzeugt?</text:p>
      <text:p text:style-name="P2">- Wie sind die Zugriffspfade? Wie können Methoden auf erforderliche Daten <text:bookmark text:name="yui_3_17_2_1_1638970936147_118"/>zugreifen, wenn diese in Objekten anderer Klassen gekapselt sind?</text:p>
      <text:p text:style-name="P2"><text:span text:style-name="T5">Es sollte genau eine main()-Methode geben, die beim Start der Anwendung aufgerufen wird. </text:span>Von hier aus </text:p>
      <text:p text:style-name="P2">müssen letztendlich alle Objekte direkt oder indirekt erzeugt werden.</text:p>
      <text:p text:style-name="P2">Überlegen Sie bitte genau, </text:p>
      <text:p text:style-name="P2">- für jede Produktfunktion aus dem Pflichtenheft: In welcher Klasse wird sie realisiert? </text:p>
      <text:p text:style-name="P7">Von welcher Methode?</text:p>
      <text:list xml:id="list4134469586" text:style-name="L3">
        <text:list-item>
          <text:p text:style-name="P10">Welche Informationen/Daten braucht diese Methode? Wie kann die Methode darauf zugreifen?</text:p>
        </text:list-item>
        <text:list-item>
          <text:p text:style-name="P10">Wo/wie erfolgen Ausgaben/Anzeigen? Welche Klassen und Methoden sind dafür zuständig</text:p>
        </text:list-item>
        <text:list-item>
          <text:p text:style-name="P10">Wie erfolgt die Interaktion mit dem Benutzer (Benutzerschnittstelle)? </text:p>
        </text:list-item>
      </text:list>
      <text:p text:style-name="P7">Sie können GUI-Bibliotheken wie Swing oder JavaFX verwenden. </text:p>
      <text:list xml:id="list1340962221" text:style-name="L4">
        <text:list-item>
          <text:p text:style-name="P11">Diese können Sie nach Modelio importieren und dann wie eigene Klassen verwenden.</text:p>
        </text:list-item>
        <text:list-item>
          <text:p text:style-name="P11">Dazu müssen in der Regel eigene Action-/Event-Handler definiert und an den passenden </text:p>
        </text:list-item>
      </text:list>
      <text:p text:style-name="P2">Objekten (Buttons, Regler) registriert werden. Handler sind Methoden, die dafür sorgen, dass die gewünschte Aktion ausgeführt wird, indem sie etwa Methoden ihrer Objekte oder Klassen aufrufen.</text:p>
      <text:p text:style-name="P2">Wie das funktioniert, wird in der Beschreibung zur API der von ihnen verwendeten Bibliothek beschrieben.</text:p>
      <text:list xml:id="list4019550514" text:style-name="L5">
        <text:list-item>
          <text:p text:style-name="P12">- Sie können die Klassen der Bibliotheken direkt verwenden und mit deren Methoden  nach Wunsch ausgestalten, oder Sie spezialisieren passende Bibliotheksklassen mittels Vererbung.</text:p>
        </text:list-item>
      </text:list>
      <text:p text:style-name="P13">Bei jeder Assoziationen zwischen zwei Klassen T1, T2 sollte klar werden, wie die beteiligten Klassen T1, T2 miteinander verbunden sind.</text:p>
      <text:p text:style-name="P13">Möglichkeiten:</text:p>
      <text:list xml:id="list3807567564" text:style-name="L6">
        <text:list-item>
          <text:p text:style-name="P14">T1 hat ein Attribut vom Typ T2.</text:p>
        </text:list-item>
        <text:list-item>
          <text:p text:style-name="P14">T1 hat eine Methode, die einen Parameter und/oder Rückgabewert vom Typ T2 hat.</text:p>
        </text:list-item>
        <text:list-item>
          <text:p text:style-name="P14">Es gibt eine dritte Klasse A, die die Verbindung zwischen T1 und T2 herstellt, z.B. ein Wörterbuch mit Einträgen (o1,o2), wobei o1:T1, o2:T2.</text:p>
        </text:list-item>
        <text:list-item>
          <text:p text:style-name="P14">Nutzen Sie ggf. die Möglichkeit, Kardinalitäten und Rollen an die Assoziationen zu schreiben.Gesamtwertung:</text:p>
        </text:list-item>
      </text:list>
      <text:p text:style-name="P2">1/5 (Mindestens 3/5 nötig zum erfolgreichen Abschluss der Entwurfsphase)</text:p>
      <text:p text:style-name="P2">Bitte überarbeiten Sie ihren Entwurf unter Berücksichtigung aller Anmerkungen. </text:p>
      <text:p text:style-name="P2"><text:soft-page-break/>Laden Sie eine verbesserte Version bis zum 15.12.2021 08.00 Uhr auf Moodle hoch.</text:p>
      <text:p text:style-name="P2"/>
      <text:p text:style-name="P2">Falls Sie eine meiner Anmerkung oder eine Anforderung nicht verstehen sollten, </text:p>
      <text:p text:style-name="P2">rufen Sie mich bitte schnellstmöglich an oder schreiben Sie mir dazu eine E-Mail!</text:p>
      <text:p text:style-name="P2"/>
      <text:p text:style-name="P2">Beste Grüße</text:p>
      <text:p text:style-name="P1"><text:span text:style-name="T2">Christian Düntg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43:10.635179463</meta:creation-date>
    <dc:date>2021-12-08T15:12:40.993895875</dc:date>
    <meta:editing-duration>PT8M29S</meta:editing-duration>
    <meta:editing-cycles>1</meta:editing-cycles>
    <meta:document-statistic meta:table-count="0" meta:image-count="0" meta:object-count="0" meta:page-count="4" meta:paragraph-count="82" meta:word-count="734" meta:character-count="5317" meta:non-whitespace-character-count="4630"/>
    <meta:generator>LibreOffice/6.4.7.2$Linux_X86_64 LibreOffice_project/40$Build-2</meta:generator>
  </office:meta>
</office:document-meta>
</file>